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quoted from http://online.wsj.com/article/SB10001424052748704188104575083700227601116.html)</text:p>
      <text:p text:style-name="Text_20_body"/>
      <text:p text:style-name="Text_20_body">And then the golden era came to an end. The 1978 article of British psychiatrist Malcolm Lader on the benzos as "the opium of the masses" would be a good landmark. The patents expired for the drugs of the 1950s and '60s, and the solid diagnoses were all erased from the classification in 1980 with the appearance of the third edition of the DSM series, called "DSM-III." It was largely the brainchild of Columbia University psychiatrist Robert Spitzer, an energetic and charismatic individual who had been schooled in psychometrics. But his energy and charisma nearly led psychiatry off a cliff.</text:p>
      <text:p text:style-name="Text_20_body"/>
      <text:p text:style-name="Text_20_body">Mr. Spitzer was discouraged with psychoanalysis, and wanted to come up with a new illness classification that would ditch all the old Freudian concepts such as "depressive neurosis" with their implication of "unconscious psychic conflicts." Mr. Spitzer and company wanted diagnoses based on observable symptoms rather than on speculation about the unconscious mind. So he, and members of the Task Force that the American Psychiatric Association designated, set out to devise a new list of diagnoses that correspond to natural disease entities.</text:p>
      <text:p text:style-name="Text_20_body">Yet Mr. Spitzer ran smack against the politics of the American Psychiatric Association, still heavily influenced by the psychoanalysts. Mr. Spitzer proposed such diagnoses as "major depression" and "dysthymia," diagnoses that were themselves highly heterogeneous, lumping together a number of different kinds of depression. But the terms turned out to be politically acceptable.</text:p>
      <text:p text:style-name="Text_20_body">So in DSM-III there was a lot of horse-trading. The biologically oriented young Turks got a depression diagnosis—major depression—that was divorced from what they considered the psychoanalytic mumbo-jumbo. And the waning but still substantial number of analysts got a diagnosis—dysthymia—that sounded like their beloved "neurotic depression," that had been the mainstay of psychoanalytic practice. Psychiatry ended up with two brand-new depression diagnoses with criteria so broad that huge numbers of people could qualify for them.</text:p>
      <text:p text:style-name="Text_20_body">There was one more bow to psychoanalysis: DSM-III continued to make depression separate from anxiety (because the analysts thought anxiety the motor that drove everything). And in homage to several influential figures in European psychiatry, DSM-III brought in "bipolar disorder," a condition alternating between depression and mania thought separate from "major depr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29T16:57:34</meta:creation-date>
    <meta:document-statistic meta:table-count="0" meta:image-count="0" meta:object-count="0" meta:page-count="1" meta:paragraph-count="6" meta:word-count="365" meta:character-count="2515"/>
    <dc:date>2010-03-29T16:58:18</dc:date>
    <meta:editing-duration>PT00H00M45S</meta:editing-duration>
    <meta:editing-cycles>1</meta:editing-cycles>
    <meta:generator>OpenOffice.org/3.1$Unix OpenOffice.org_project/310m19$Build-9420</meta:generator>
  </office:meta>
</office:document-meta>
</file>